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ReactiveTransactionManager transactionManager , TransactionDefinition transactio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Reactive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( Flux &lt; T &gt; fl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